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Batang" svg:font-family="Batang" style:font-adornments="Italique" style:font-family-generic="roman" style:font-pitch="variable"/>
    <style:font-face style:name="Times New Roman" svg:font-family="'Times New Roman'" style:font-family-generic="roman" style:font-pitch="variable"/>
    <style:font-face style:name="Trajan Pro1" svg:font-family="'Trajan Pro'" style:font-adornments="Gras" style:font-family-generic="roman" style:font-pitch="variable"/>
    <style:font-face style:name="Trajan Pro" svg:font-family="'Trajan Pro'" style:font-adornments="Normal" style:font-family-generic="roman" style:font-pitch="variable"/>
    <style:font-face style:name="Arial" svg:font-family="Arial" style:font-family-generic="swiss" style:font-pitch="variable"/>
    <style:font-face style:name="Eras Medium ITC" svg:font-family="'Eras Medium ITC'" style:font-adornments="Gras" style:font-family-generic="swiss" style:font-pitch="variable"/>
    <style:font-face style:name="Gill Sans MT" svg:font-family="'Gill Sans MT'" style:font-adornments="Italique" style:font-family-generic="swiss" style:font-pitch="variable"/>
    <style:font-face style:name="Trebuchet MS" svg:font-family="'Trebuchet MS'"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4bb492" officeooo:paragraph-rsid="004bb492"/>
    </style:style>
    <style:style style:name="P2" style:family="paragraph" style:parent-style-name="Text_20_body">
      <style:text-properties officeooo:rsid="00c6dd74" officeooo:paragraph-rsid="00c6dd74"/>
    </style:style>
    <style:style style:name="P3" style:family="paragraph" style:parent-style-name="Text_20_body">
      <style:text-properties officeooo:rsid="0058428b" officeooo:paragraph-rsid="005b8654"/>
    </style:style>
    <style:style style:name="P4" style:family="paragraph" style:parent-style-name="Text_20_body">
      <style:text-properties officeooo:rsid="0058428b" officeooo:paragraph-rsid="007ca4e2"/>
    </style:style>
    <style:style style:name="P5" style:family="paragraph" style:parent-style-name="Text_20_body">
      <style:text-properties officeooo:rsid="00c8454d" officeooo:paragraph-rsid="00c8454d"/>
    </style:style>
    <style:style style:name="P6" style:family="paragraph" style:parent-style-name="Text_20_body">
      <style:text-properties officeooo:rsid="00c87f73" officeooo:paragraph-rsid="00c87f73"/>
    </style:style>
    <style:style style:name="P7" style:family="paragraph" style:parent-style-name="Heading_20_2">
      <style:text-properties officeooo:rsid="0010ebd4" officeooo:paragraph-rsid="0010ebd4"/>
    </style:style>
    <style:style style:name="P8" style:family="paragraph" style:parent-style-name="Heading_20_2">
      <style:text-properties officeooo:paragraph-rsid="0010ebd4"/>
    </style:style>
    <style:style style:name="P9" style:family="paragraph" style:parent-style-name="Heading_20_1">
      <style:paragraph-properties fo:text-align="center" style:justify-single-word="false"/>
    </style:style>
    <style:style style:name="P10" style:family="paragraph" style:parent-style-name="Heading_20_3">
      <style:text-properties officeooo:rsid="0047ec02" officeooo:paragraph-rsid="0047ec02"/>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normal" officeooo:rsid="005b8654" style:font-weight-asian="normal" style:font-weight-complex="normal"/>
    </style:style>
    <style:style style:name="T2" style:family="text">
      <style:text-properties fo:font-weight="normal" officeooo:rsid="00739f0c" style:font-weight-asian="normal" style:font-weight-complex="normal"/>
    </style:style>
    <style:style style:name="T3" style:family="text">
      <style:text-properties fo:font-weight="normal" officeooo:rsid="007ca4e2" style:font-weight-asian="normal" style:font-weight-complex="normal"/>
    </style:style>
    <style:style style:name="T4" style:family="text">
      <style:text-properties fo:font-weight="bold" officeooo:rsid="0041c9f2" style:font-weight-asian="bold" style:font-weight-complex="bold"/>
    </style:style>
    <style:style style:name="T5" style:family="text">
      <style:text-properties fo:font-style="italic" fo:font-weight="normal" officeooo:rsid="007ca4e2" style:font-weight-asian="normal" style:font-weight-complex="normal"/>
    </style:style>
    <style:style style:name="T6" style:family="text">
      <style:text-properties officeooo:rsid="00502b71"/>
    </style:style>
    <style:style style:name="T7" style:family="text">
      <style:text-properties officeooo:rsid="0061fe90"/>
    </style:style>
    <style:style style:name="T8" style:family="text">
      <style:text-properties officeooo:rsid="00c6dd74"/>
    </style:style>
    <style:style style:name="T9" style:family="text">
      <style:text-properties officeooo:rsid="0010ebd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bookmark-start text:name="__RefHeading__934_1266146281"/>Destin – <text:span text:style-name="T8">Warhammer</text:span><text:bookmark-end text:name="__RefHeading__934_1266146281"/></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1"><text:a xlink:type="simple" xlink:href="#__RefHeading__934_1266146281" text:style-name="Internet_20_link" text:visited-style-name="Internet_20_link">Destin – Warhammer</text:a><text:tab/>1</text:p>
          <text:p text:style-name="P13"><text:a xlink:type="simple" xlink:href="#__RefHeading___Toc1567_2107091675" text:style-name="Internet_20_link" text:visited-style-name="Internet_20_link">I Caractéristiques du thème</text:a><text:tab/>1</text:p>
          <text:p text:style-name="P12"><text:a xlink:type="simple" xlink:href="#__RefHeading___Toc1569_2107091675" text:style-name="Internet_20_link" text:visited-style-name="Internet_20_link">A Résumé</text:a><text:tab/>1</text:p>
          <text:p text:style-name="P13"><text:a xlink:type="simple" xlink:href="#__RefHeading__1461_769659882" text:style-name="Internet_20_link" text:visited-style-name="Internet_20_link">II Caractéristiques de personnage</text:a><text:tab/>1</text:p>
          <text:p text:style-name="P13"><text:a xlink:type="simple" xlink:href="#__RefHeading___Toc1211_971483666" text:style-name="Internet_20_link" text:visited-style-name="Internet_20_link">III Autres éléments</text:a><text:tab/>1</text:p>
          <text:p text:style-name="P12"><text:a xlink:type="simple" xlink:href="#__RefHeading___Toc1213_971483666" text:style-name="Internet_20_link" text:visited-style-name="Internet_20_link">A Maladies</text:a><text:tab/>1</text:p>
          <text:p text:style-name="P13"><text:a xlink:type="simple" xlink:href="#__RefHeading___Toc717_971483666" text:style-name="Internet_20_link" text:visited-style-name="Internet_20_link">IV Minijeux associés</text:a><text:tab/>3</text:p>
          <text:p text:style-name="P13"><text:a xlink:type="simple" xlink:href="#__RefHeading___Toc2208_2107091675" text:style-name="Internet_20_link" text:visited-style-name="Internet_20_link">V Événements conditionnels</text:a><text:tab/>3</text:p>
          <text:p text:style-name="P13"><text:a xlink:type="simple" xlink:href="#__RefHeading___Toc380_394519835" text:style-name="Internet_20_link" text:visited-style-name="Internet_20_link">VI Événements courants</text:a><text:tab/>3</text:p>
        </text:index-body>
      </text:table-of-content>
      <text:h text:style-name="P7" text:outline-level="2"><text:bookmark-start text:name="__RefHeading___Toc1567_2107091675"/>Caractéristiques du thème<text:bookmark-end text:name="__RefHeading___Toc1567_2107091675"/></text:h>
      <text:p text:style-name="P1">Identifiant : <text:span text:style-name="T8">Warhammer</text:span></text:p>
      <text:p text:style-name="P2"/>
      <text:h text:style-name="P10" text:outline-level="3"><text:bookmark-start text:name="__RefHeading___Toc1569_2107091675"/>Résumé<text:bookmark-end text:name="__RefHeading___Toc1569_2107091675"/></text:h>
      <text:p text:style-name="P2">Concerne les événements et surtout valeurs qui peuvent être utilisables dans n'importe quelle aventure liée au monde de warhammer.</text:p>
      <text:h text:style-name="P8" text:outline-level="2"><text:bookmark-start text:name="__RefHeading__1461_769659882"/><text:span text:style-name="T9">Caractéristiques de personnage</text:span><text:bookmark-end text:name="__RefHeading__1461_769659882"/></text:h>
      <text:p text:style-name="P3"><text:span text:style-name="Strong_20_Emphasis"><text:span text:style-name="T2"/></text:span></text:p>
      <text:h text:style-name="Heading_20_2" text:outline-level="2"><text:bookmark-start text:name="__RefHeading___Toc1211_971483666"/>Autres éléments<text:bookmark-end text:name="__RefHeading___Toc1211_971483666"/></text:h>
      <text:h text:style-name="Heading_20_3" text:outline-level="3"><text:bookmark-start text:name="__RefHeading___Toc1213_971483666"/>Maladies<text:bookmark-end text:name="__RefHeading___Toc1213_971483666"/></text:h>
      <text:p text:style-name="P4"><text:span text:style-name="Strong_20_Emphasis"><text:span text:style-name="T3">La </text:span></text:span><text:span text:style-name="Strong_20_Emphasis"><text:span text:style-name="T5">Cloque</text:span></text:span><text:span text:style-name="Strong_20_Emphasis"><text:span text:style-name="T3"> est également bien connue, provoquant l’apparition de poches remplies de fluides sur tout le corps et causant la mort en 13 jours. </text:span></text:span></text:p>
      <text:p text:style-name="P4"><text:span text:style-name="Strong_20_Emphasis"><text:span text:style-name="T3">Les </text:span></text:span><text:span text:style-name="Strong_20_Emphasis"><text:span text:style-name="T5">Vers de Gangrène</text:span></text:span><text:span text:style-name="Strong_20_Emphasis"><text:span text:style-name="T3"> sont une forme larvaire d’un parasite répandu chez les rats et qui dépose ses œufs dans la chair humaine. </text:span></text:span></text:p>
      <text:p text:style-name="P4"><text:span text:style-name="Strong_20_Emphasis"><text:span text:style-name="T3">La </text:span></text:span><text:span text:style-name="Strong_20_Emphasis"><text:span text:style-name="T5">Fièvre Estalienne</text:span></text:span><text:span text:style-name="Strong_20_Emphasis"><text:span text:style-name="T3"> ralentit le flux du sang et sa victime perd toute motricité jusqu’à n’avoir même plus la force de manger. </text:span></text:span></text:p>
      <text:p text:style-name="P4"><text:span text:style-name="Strong_20_Emphasis"><text:span text:style-name="T3">La </text:span></text:span><text:span text:style-name="Strong_20_Emphasis"><text:span text:style-name="T5">Ruine Vermillon</text:span></text:span><text:span text:style-name="Strong_20_Emphasis"><text:span text:style-name="T3"> trace des lignes violettes sur toute la peau avant que sa victime ne finisse par s’étouffer avec son propre sang </text:span></text:span></text:p>
      <text:p text:style-name="P4"><text:span text:style-name="Strong_20_Emphasis"><text:span text:style-name="T3">le </text:span></text:span><text:span text:style-name="Strong_20_Emphasis"><text:span text:style-name="T5">Feu de Saint Ehrlich</text:span></text:span><text:span text:style-name="Strong_20_Emphasis"><text:span text:style-name="T3"> provoque une fièvre brûlante tandis que le malade éprouve des hallucinations, se croyant en proie à des supplices infernaux. </text:span></text:span></text:p>
      <text:p text:style-name="P5">La Courante Galopante : Cette affliction ardente, puante et répugnante est assez répandue chez ceux qui ne sont guère regardants quant à la propreté et à la préparation de leurs repas. Connue à Altdorf sous le nom de « Vengeance des Rumsters », d’après le terme désignant les tourtes à la « viande » d’origine douteuse vendues pour un sou par des marchands Halflings, elle amène bien des visiteurs affamés de la capitale à « dépenser deux sous au lieu d’un ». Le repos, de l’eau pure et beaucoup de linges d’aisance sont les seuls remèdes. </text:p>
      <text:p text:style-name="P5"><text:soft-page-break/>La Diarrhée Sanglante : Le terme de flux de ventre est communément employé pour toute maladie qui amène le malade à se vider en peu de temps. Les portes des cabinets d’aisance ne connaissent pas de relâche quand le flux arrive en ville. Il s’agit là d’une affection particulièrement désagréable, que l’on prend souvent pour un châtiment divin à l’encontre des impies. Les remèdes en sont particulièrement répugnants : inhalation de fumées sulfureuses, ingestion de boudin, "bouchons" de liège, de cire, ou badigeon de graisse de porc et de linotte. </text:p>
      <text:p text:style-name="P5">La Fièvre Cérébrale Mauve : C’est une maladie mystérieuse qui semble affliger des victimes isolées. D’abord, elle donne un mal de tête à la victime, de sorte qu’il est difficile de se concentrer. Puis la chair de la victime se gonfle et devient violet foncé. Sa langue se dilate pour remplir sa bouche, rendant difficile la respiration et presque impossible la mastication. D’autres membres gonflent et finissement parfois même par tomber. La tête gonfle tellement que les yeux peuvent à peine voir. La mort vient comme une libération miséricordieuse. </text:p>
      <text:p text:style-name="P5">La Fièvre du Pied Purulent : Cette affreuse maladie répandue chez les Halflings a débordé des frontières du Moot pour frapper l’Empire. On ne sait pas vraiment comment elle se transmet. Certains affirment qu’il suffit de partager un siège avec un membre des « petites gens » pour être infecté. Les malheureuses victimes de cette fièvre sont prises de sueurs, de tremblements et de nausées, tandis que leurs pieds émettent une puanteur épaisse. La méthode communément utilisée pour soigner cette maladie est de « combattre le mal par le mal », c'est-à-dire de frotter les pieds malades avec de la viande pourrie, des excréments et autres, pour « repousser » la maladie. </text:p>
      <text:p text:style-name="P5">Les Kruts : La légende veut que ce furent des gardiens de troupeau Nains qui ramenèrent des montagnes ces rougeurs crépusculaires et provoquant de vives démangeaisons. Exaspérantes, douloureuses et embarrassantes, ces inflammations se concentrent sur les cuisses, le torse et l'aine. Transmise par le toucher, cette maladie infectieuse est une sorte de stigmate social. Associant parfois cette maladie aux chèvres et autres animaux, la sagesse populaire préconise de raser les zones touchées et de les badigeonner de térébenthine. </text:p>
      <text:p text:style-name="P5">La Peste Noire : Cette maladie fut mise au point en 1111 par le Clan Pestilens et fut le point de départ d'une gigantesque invasion Skaven qui faillit détruire l'Empire. Les symptômes de cette maladie commencent par des taches sombres sur la peau, qui se répandent rapidement sur la majeure partie du corps. Les membres et le cou se gonflent, laissant la victime se tordre dans un état bouffi d’agonie. Une fois contracté, la peste noire peut se propager très rapidement, décimant des villes entières. Elle n’a pas été vue dans l’Empire depuis de nombreuses années, mais son retour est redouté par beaucoup. </text:p>
      <text:p text:style-name="P5">La Pourriture Funéraire : La Pourriture Funéraire est associé avec les restes des morts et des morts-vivants. Elle peut être contractée dans les cryptes, les catacombes, et le toucher des morts-vivants comme des zombies et les momies de l’Arabie lointaine. La maladie rend les articulations raides et ils deviennent de plus en plus difficiles à bouger et la peau prend une texture coriace ou une pâleur cadavérique. </text:p>
      <text:p text:style-name="P5">La Pourriture de Neiglish : Cette maladie insidieuse est de loin la plus crainte de toutes les afflictions de l’Empire. Si la plupart des maladies détruisent le corps, cette putréfaction répugnante dévore l’âme de ses victimes. Le malade souffre de furoncles, de fièvre et de violentes diarrhées tandis que la pourriture flétrit son corps comme une lèpre. La majorité des malades meurent avant que les derniers symptômes apparaissent, car les mutations troublantes que la maladie inflige à ses victimes suffisent à les faire sombrer dans la démence. Beaucoup murmurent qu’il s’agit là de l’œuvre du Seigneur des Mouches, prenant dans ses filets les âmes de ses futurs serviteurs. Seule la plus puissante Magie liée à Shallya peut guérir la Pourriture de Neiglish. Pour la plupart des victimes, c’est une sentence de mort. </text:p>
      <text:p text:style-name="P6">La Variole Rouge : Cette affreuse maladie se retrouve dans tout le Vieux Monde, mais est associée à la Bretonnie pour les horreurs qu’elle y a causée, comme la destruction de la ville de Moussillon. Cela commence par des éruptions cutanées rouges et urticantes, qui se remplissent rapidement de <text:soft-page-break/>sanie et finissent par éclater, répandant la maladie et défigurant la victime. Dans certaines régions, elle est plus connue sous le nom de "Fléau Écarlate". </text:p>
      <text:p text:style-name="P6">La Variole Verte : Cette horrible maladie a défiguré plus d’une victime. Les premiers symptômes rappellent un simple rhume : éternuements, frissons… mais la maladie montre bientôt son vrai visage. Le malade est généralement alité quand les premiers furoncles commencent à pousser. En une dizaine de jours, le voilà constellé de larges plaies de la taille d’un sou, d'où suinte un pus verdâtre. Frappé d’une terrible fièvre, le corps de la victime exhale une odeur reconnaissable entre toutes. S’il survit à la variole, le malade reste couvert de cicatrices verdâtres sur le visage, la gorge et les épaules. La variole verte peut ressurgir à n’importe quel moment de la vie de la victime, la densité et la taille des stigmates augmentant à chaque fois. Seul un lourd maquillage peut dissimuler ces marques distinctives. </text:p>
      <text:p text:style-name="P6">Les Vers d’Égouts : Les Vers d’Égouts peuvent être attrapé par de la mauvaise nourriture, particulièrement la viande pourrie, ou des conditions antihygiéniques. Ils vivent dans l’intestin et consomment la nourriture que la victime mange pour se développer. Finalement, ils creuseront hors du corps de la victime, provoquant sa mort. </text:p>
      <text:p text:style-name="P6">Le Scorbut Dément : Cette dangereuse maladie cause des abcès aux lèvres, à la langue et aux gencives. Quand ceux-ci éclatent - généralement à la suite d’un éternuement - un pus infectieux au goût répugnant est projeté, généralement jusqu’à un mètre cinquante de distance. Une fièvre brûlante provoque des hallucinations et une terrible soif chez le malade, qui doit être baigné d’eau et gardé au frais à n’importe quel prix. Les victimes de cette forme de démence peuvent tout saccager sur leur passage, se livrer à de choquants aveux et causer de dangereux scandales. Un remède de matrone consiste à attacher le malade à une planche solide et à le forcer à ingurgiter un grog fait de vinaigre et de jus de citron vert, ou une grenouille vivante. </text:p>
      <text:p text:style-name="P6">La Toux du Charançon : Les petits insectes vivant dans les réserves de paille, de blé et de farine provoquent cette toux déchirante. Passer trop de temps dans les zones infestées provoque une forte toux grasse, entraînant un souffle court et un bruit de gorge distinctif. Les rebouteux affirment souvent pouvoir la soigner par l’inhalation des vapeurs de diverses mixtures - dont certaines créent rapidement une forte dépendance. </text:p>
      <text:p text:style-name="P6">Les Yeux Purulents : Les Yeux Purulents commencent par ce qui n’est juste qu’un peu plus que des pleurs et des yeux qui piquent. Mais alors toute la zone autour de l’œil gonfle jusqu’à ce qu’il soit difficile de voir. Finalement, des ruisseaux de pus jaunes éclatent, embrouillant davantage la vision. La mort peut survenir étonnamment vite. </text:p>
      <text:h text:style-name="Heading_20_2" text:outline-level="2"><text:bookmark-start text:name="__RefHeading___Toc717_971483666"/>Minijeux associés<text:bookmark-end text:name="__RefHeading___Toc717_971483666"/></text:h>
      <text:p text:style-name="Text_20_body"><text:span text:style-name="Strong_20_Emphasis"><text:span text:style-name="T1"/></text:span></text:p>
      <text:h text:style-name="Heading_20_2" text:outline-level="2"><text:bookmark-start text:name="__RefHeading___Toc2208_2107091675"/>Événements <text:span text:style-name="T6">conditionnels</text:span><text:bookmark-end text:name="__RefHeading___Toc2208_2107091675"/></text:h>
      <text:p text:style-name="Text_20_body"><text:span text:style-name="Strong_20_Emphasis"><text:span text:style-name="T4"/></text:span></text:p>
      <text:h text:style-name="Heading_20_2" text:outline-level="2"><text:bookmark-start text:name="__RefHeading___Toc380_394519835"/>Événements <text:span text:style-name="T7">courants</text:span><text:bookmark-end text:name="__RefHeading___Toc380_39451983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Batang" svg:font-family="Batang" style:font-adornments="Italique" style:font-family-generic="roman" style:font-pitch="variable"/>
    <style:font-face style:name="Times New Roman" svg:font-family="'Times New Roman'" style:font-family-generic="roman" style:font-pitch="variable"/>
    <style:font-face style:name="Trajan Pro1" svg:font-family="'Trajan Pro'" style:font-adornments="Gras" style:font-family-generic="roman" style:font-pitch="variable"/>
    <style:font-face style:name="Trajan Pro" svg:font-family="'Trajan Pro'" style:font-adornments="Normal" style:font-family-generic="roman" style:font-pitch="variable"/>
    <style:font-face style:name="Arial" svg:font-family="Arial" style:font-family-generic="swiss" style:font-pitch="variable"/>
    <style:font-face style:name="Eras Medium ITC" svg:font-family="'Eras Medium ITC'" style:font-adornments="Gras" style:font-family-generic="swiss" style:font-pitch="variable"/>
    <style:font-face style:name="Gill Sans MT" svg:font-family="'Gill Sans MT'" style:font-adornments="Italique" style:font-family-generic="swiss" style:font-pitch="variable"/>
    <style:font-face style:name="Trebuchet MS" svg:font-family="'Trebuchet MS'"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shadow="non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master-page-name="">
      <loext:graphic-properties draw:fill="solid" draw:fill-color="#4e1e01" draw:opacity="100%"/>
      <style:paragraph-properties style:page-number="auto" fo:background-color="#4e1e01" style:shadow="none">
        <style:tab-stops/>
      </style:paragraph-properties>
      <style:text-properties fo:font-variant="small-caps" fo:color="#e3c91c" style:font-name="Trajan Pro" fo:font-family="'Trajan Pro'" style:font-style-name="Normal" style:font-family-generic="roman" style:font-pitch="variable" fo:font-size="16pt" fo:font-style="normal" style:text-underline-style="none" fo:font-weight="normal" style:font-size-asian="14pt" style:font-style-asian="italic" style:font-weight-asian="bold" style:font-size-complex="14pt" style:font-style-complex="italic" style:font-weight-complex="bold" style:font-relief="none"/>
    </style:style>
    <style:style style:name="Heading_20_1" style:display-name="Heading 1" style:family="paragraph" style:parent-style-name="Heading" style:next-style-name="Text_20_body" style:default-outline-level="1" style:class="text">
      <loext:graphic-properties draw:fill="none" draw:fill-color="#99ccff"/>
      <style:paragraph-properties fo:text-align="center" style:justify-single-word="false" fo:background-color="transparent"/>
      <style:text-properties style:font-name="Trajan Pro1" fo:font-family="'Trajan Pro'" style:font-style-name="Gras"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loext:graphic-properties draw:fill="solid" draw:fill-color="#964506" draw:opacity="100%"/>
      <style:paragraph-properties fo:margin-left="0.76cm" fo:margin-right="0cm" fo:text-indent="-0.161cm" style:auto-text-indent="false" fo:background-color="#964506" style:shadow="none">
        <style:tab-stops/>
        <style:drop-cap/>
      </style:paragraph-properties>
      <style:text-properties fo:color="#e3a12e" style:font-name="Trajan Pro1" fo:font-family="'Trajan Pro'" style:font-style-name="Gras" style:font-family-generic="roman" style:font-pitch="variable" fo:font-size="13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76cm" fo:margin-right="0cm" fo:text-indent="0.54cm" style:auto-text-indent="false">
        <style:tab-stops/>
      </style:paragraph-properties>
      <style:text-properties fo:color="#280099" fo:font-size="85%" fo:font-style="italic" fo:font-weight="normal"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rajan Pro1" fo:font-family="'Trajan Pro'" style:font-style-name="Gras" style:font-family-generic="roman" style:font-pitch="variabl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Trait" style:family="paragraph" style:parent-style-name="Text_20_body">
      <style:text-properties fo:color="#6b0094" style:font-name="Eras Medium ITC" fo:font-family="'Eras Medium ITC'" style:font-style-name="Gras" style:font-family-generic="swiss" style:font-pitch="variable" fo:font-weight="bold"/>
    </style:style>
    <style:style style:name="Heading_20_5" style:display-name="Heading 5" style:family="paragraph" style:parent-style-name="Heading" style:next-style-name="Text_20_body" style:default-outline-level="5" style:class="text">
      <style:paragraph-properties fo:margin-left="1.161cm" fo:margin-right="0cm" fo:text-indent="0.3cm" style:auto-text-indent="false">
        <style:tab-stops/>
      </style:paragraph-properties>
      <style:text-properties fo:color="#004a4a" style:font-name="Batang" fo:font-family="Batang" style:font-style-name="Italique" style:font-family-generic="roman" style:font-pitch="variable" fo:font-size="80%" fo:font-style="italic" fo:font-weight="normal"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À_20_faire" style:display-name="À faire" style:family="text">
      <style:text-properties fo:color="#800000" style:font-name="Gill Sans MT" fo:font-family="'Gill Sans MT'" style:font-style-name="Italique" style:font-family-generic="swiss" style:font-pitch="variable" fo:font-size="13pt" fo:language="fr" fo:country="FR" fo:font-style="italic" fo:background-color="#ff9966"/>
    </style:style>
    <style:style style:name="Example"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style:style style:name="En_20_cours" style:display-name="En cours" style:family="text" style:parent-style-name="À_20_faire">
      <style:text-properties fo:color="#ffff00" style:font-name="Gill Sans MT" fo:font-family="'Gill Sans MT'" style:font-style-name="Italique" style:font-family-generic="swiss" style:font-pitch="variable" fo:font-size="13pt" fo:language="fr" fo:country="FR" fo:font-style="italic" fo:background-color="#000080" style:language-asian="zxx" style:country-asian="none" style:language-complex="zxx" style:country-complex="none"/>
    </style:style>
    <style:style style:name="Fini" style:family="text" style:parent-style-name="En_20_cours">
      <style:text-properties fo:color="#000080" style:font-name="Gill Sans MT" fo:font-family="'Gill Sans MT'" style:font-style-name="Italique" style:font-family-generic="swiss" style:font-pitch="variable" fo:font-size="13pt" fo:language="fr" fo:country="FR" fo:font-style="italic" fo:background-color="transparent" style:language-asian="zxx" style:country-asian="none" style:language-complex="zxx" style:country-complex="none"/>
    </style:style>
    <style:style style:name="Numbering_20_Symbols" style:display-name="Numbering Symbols" style:family="text"/>
    <style:style style:name="Standard_20_renaissance" style:display-name="Standard renaissance" style:family="text"/>
    <style:style style:name="Titre_20_d_27_un_20_événement" style:display-name="Titre d'un événement" style:family="text">
      <style:text-properties style:font-name="Trebuchet MS" fo:font-family="'Trebuchet MS'" style:font-style-name="Gras" style:font-family-generic="swiss" style:font-pitch="variable" fo:language="fr" fo:country="FR" fo:font-weight="bold" fo:background-color="#e6e6f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i">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4H17M50S</meta:editing-duration>
    <meta:editing-cycles>538</meta:editing-cycles>
    <meta:generator>LibreOffice/5.0.4.2$Windows_x86 LibreOffice_project/2b9802c1994aa0b7dc6079e128979269cf95bc78</meta:generator>
    <dc:date>2018-02-01T22:17:36.007000000</dc:date>
    <meta:document-statistic meta:table-count="0" meta:image-count="0" meta:object-count="0" meta:page-count="3" meta:paragraph-count="40" meta:word-count="1479" meta:character-count="9033" meta:non-whitespace-character-count="7581"/>
    <meta:user-defined meta:name="Info 1"/>
    <meta:user-defined meta:name="Info 2"/>
    <meta:user-defined meta:name="Info 3"/>
    <meta:user-defined meta:name="Info 4"/>
  </office:meta>
</office:document-meta>
</file>